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3cm" fo:margin-left="-0.009cm" fo:margin-top="0cm" fo:margin-bottom="0cm" table:align="left" style:writing-mode="lr-tb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cm"/>
    </style:style>
    <style:style style:name="Table1.C" style:family="table-column">
      <style:table-column-properties style:column-width="14.5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52cm" fo:margin-left="-0.009cm" fo:margin-top="0cm" fo:margin-bottom="0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0.806cm"/>
    </style:style>
    <style:style style:name="Table2.C" style:family="table-column">
      <style:table-column-properties style:column-width="13.4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7" style:family="table-row">
      <style:table-row-properties style:min-row-height="0.838cm" fo:keep-together="auto"/>
    </style:style>
    <style:style style:name="P1" style:family="paragraph" style:parent-style-name="Normal_20__28_Web_29_">
      <style:paragraph-properties fo:margin-top="0cm" fo:margin-bottom="0cm" loext:contextual-spacing="false" fo:line-height="115%" fo:text-align="end" style:justify-single-word="false"/>
      <style:text-properties officeooo:paragraph-rsid="000c95d6"/>
    </style:style>
    <style:style style:name="P2" style:family="paragraph" style:parent-style-name="Normal_20__28_Web_29_">
      <style:paragraph-properties fo:margin-top="0cm" fo:margin-bottom="0cm" loext:contextual-spacing="false" fo:line-height="115%"/>
    </style:style>
    <style:style style:name="P3" style:family="paragraph" style:parent-style-name="Normal_20__28_Web_29_">
      <style:paragraph-properties fo:margin-top="0cm" fo:margin-bottom="0cm" loext:contextual-spacing="false" fo:line-height="115%" fo:text-align="justify" style:justify-single-word="false"/>
    </style:style>
    <style:style style:name="P4" style:family="paragraph" style:parent-style-name="Normal_20__28_Web_29_">
      <style:paragraph-properties fo:margin-top="0cm" fo:margin-bottom="0cm" loext:contextual-spacing="false" fo:line-height="115%"/>
      <style:text-properties style:font-name="Bookman Old Style"/>
    </style:style>
    <style:style style:name="P5" style:family="paragraph" style:parent-style-name="Normal_20__28_Web_29_">
      <style:paragraph-properties fo:margin-top="0cm" fo:margin-bottom="0cm" loext:contextual-spacing="false" fo:line-height="115%"/>
      <style:text-properties style:font-name="Bookman Old Style" fo:font-size="10pt" style:font-size-asian="10pt" style:font-size-complex="10pt"/>
    </style:style>
    <style:style style:name="P6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7" style:family="paragraph" style:parent-style-name="Normal_20__28_Web_29_">
      <style:paragraph-properties fo:margin-top="0cm" fo:margin-bottom="0cm" loext:contextual-spacing="false"/>
    </style:style>
    <style:style style:name="P8" style:family="paragraph" style:parent-style-name="Normal_20__28_Web_29_" style:master-page-name="Standard">
      <style:paragraph-properties fo:margin-top="0cm" fo:margin-bottom="0cm" loext:contextual-spacing="false" fo:line-height="115%" fo:text-align="end" style:justify-single-word="false" style:page-number="auto"/>
      <style:text-properties officeooo:paragraph-rsid="000c95d6"/>
    </style:style>
    <style:style style:name="P9" style:family="paragraph" style:parent-style-name="Normal_20__28_Web_29_">
      <style:paragraph-properties fo:margin-left="0cm" fo:margin-right="-0.688cm" fo:margin-top="0cm" fo:margin-bottom="0cm" loext:contextual-spacing="false" fo:line-height="115%" fo:text-indent="0cm" style:auto-text-indent="false"/>
    </style:style>
    <style:style style:name="P10" style:family="paragraph" style:parent-style-name="Standard"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282cm" loext:contextual-spacing="false" fo:line-height="108%" fo:text-align="justify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ookman Old Style"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ookman Old Style"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8%" fo:text-align="justify" style:justify-single-word="false"/>
    </style:style>
    <style:style style:name="T1" style:family="text">
      <style:text-properties style:font-name="Bookman Old Style"/>
    </style:style>
    <style:style style:name="T2" style:family="text">
      <style:text-properties style:font-name="Bookman Old Style" fo:font-weight="bold" style:font-weight-asian="bold" style:font-weight-complex="bold"/>
    </style:style>
    <style:style style:name="T3" style:family="text">
      <style:text-properties style:font-name="Bookman Old Style" fo:font-weight="bold" officeooo:rsid="000c95d6" style:font-weight-asian="bold" style:font-weight-complex="bold"/>
    </style:style>
    <style:style style:name="T4" style:family="text">
      <style:text-properties style:font-name="Bookman Old Style" fo:font-weight="bold" style:font-name-asian="F" style:font-weight-asian="bold" style:font-weight-complex="bold"/>
    </style:style>
    <style:style style:name="T5" style:family="text">
      <style:text-properties style:font-name="Bookman Old Style" style:font-name-asian="F"/>
    </style:style>
    <style:style style:name="T6" style:family="text">
      <style:text-properties style:font-name="Bookman Old Style" fo:font-size="12pt" style:font-size-asian="12pt" style:font-size-complex="12pt"/>
    </style:style>
    <style:style style:name="T7" style:family="text">
      <style:text-properties style:font-name="Bookman Old Style" fo:font-size="10pt" style:font-size-asian="10pt" style:font-size-complex="10pt"/>
    </style:style>
    <style:style style:name="T8" style:family="text">
      <style:text-properties style:font-name="Bookman Old Style" fo:font-size="10pt" officeooo:rsid="00114376" style:font-size-asian="10pt" style:font-size-complex="10pt"/>
    </style:style>
    <style:style style:name="T9" style:family="text">
      <style:text-properties style:font-name="Bookman Old Style" fo:font-size="10pt" style:font-name-asian="F" style:font-size-asian="10pt" style:font-size-complex="10pt"/>
    </style:style>
    <style:style style:name="T10" style:family="text">
      <style:text-properties style:font-name="Bookman Old Style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Bookman Old Style" fo:font-size="10pt" fo:font-weight="bold" officeooo:rsid="000f0590" style:font-size-asian="10pt" style:font-weight-asian="bold" style:font-size-complex="10pt" style:font-weight-complex="bold"/>
    </style:style>
    <style:style style:name="T12" style:family="text">
      <style:text-properties style:font-name="Bookman Old Style" fo:font-size="10pt" fo:font-weight="bold" officeooo:rsid="00114376" style:font-size-asian="10pt" style:font-weight-asian="bold" style:font-size-complex="10pt" style:font-weight-complex="bold"/>
    </style:style>
    <style:style style:name="T13" style:family="text">
      <style:text-properties style:font-name="Bookman Old Style" fo:font-size="10pt" fo:font-weight="bold" officeooo:rsid="00124575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<text:s text:c="27"/></text:span><text:span text:style-name="T3">Cd lab1</text:span></text:p>
      <text:p text:style-name="P1"><text:bookmark-start text:name="_Hlk223385463"/><text:span text:style-name="T2">6-3-26</text:span></text:p>
      <text:p text:style-name="P2"><text:span text:style-name="T2">Experiment 4:</text:span><text:span text:style-name="T1"> <text:s/></text:span><text:span text:style-name="T4">Combined Linux Commands</text:span><text:span text:style-name="T5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6">I. </text:span></text:p>
            <text:p text:style-name="P4"/>
          </table:table-cell>
          <table:table-cell table:style-name="Table1.A1" office:value-type="string">
            <text:p text:style-name="P11"><text:span text:style-name="T6">a) </text:span></text:p>
            <text:p text:style-name="P4"/>
          </table:table-cell>
          <table:table-cell table:style-name="Table1.A1" office:value-type="string">
            <text:p text:style-name="P3"><text:span text:style-name="T1">Create a directory named </text:span><text:span text:style-name="T5">lab1</text:span><text:span text:style-name="T1">, move into it, create a file </text:span><text:span text:style-name="T5">data.txt</text:span><text:span text:style-name="T1">, write some content using </text:span><text:span text:style-name="T5">echo</text:span><text:span text:style-name="T1">, and display it using </text:span><text:span text:style-name="T5">cat</text:span><text:span text:style-name="T1">.<text:line-break/>(Commands: </text:span><text:span text:style-name="T5">mkdir</text:span><text:span text:style-name="T1">, </text:span><text:span text:style-name="T5">cd</text:span><text:span text:style-name="T1">, </text:span><text:span text:style-name="T5">echo</text:span><text:span text:style-name="T1">, </text:span><text:span text:style-name="T5">cat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T6">b) </text:span></text:p>
            <text:p text:style-name="P4"/>
          </table:table-cell>
          <table:table-cell table:style-name="Table1.A1" office:value-type="string">
            <text:p text:style-name="P3"><text:span text:style-name="T1">Display the last 10 lines of a file and count the number of empty lines. (Commands: </text:span><text:span text:style-name="T5">tail</text:span><text:span text:style-name="T1">, </text:span><text:span text:style-name="T5">grep '^$'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><text:span text:style-name="T6">c)</text:span></text:p>
          </table:table-cell>
          <table:table-cell table:style-name="Table1.A1" office:value-type="string">
            <text:p text:style-name="P3"><text:span text:style-name="T1">Create a new user </text:span><text:span text:style-name="T5">student1</text:span><text:span text:style-name="T1">, set password, create a script file </text:span><text:span text:style-name="T5">test.sh</text:span><text:span text:style-name="T1">, change its ownership to </text:span><text:span text:style-name="T5">student1</text:span><text:span text:style-name="T1">, and grant execute permission only to the owner. (Commands: </text:span><text:span text:style-name="T5">useradd</text:span><text:span text:style-name="T1">, </text:span><text:span text:style-name="T5">passwd</text:span><text:span text:style-name="T1">, </text:span><text:span text:style-name="T5">chown</text:span><text:span text:style-name="T1">, </text:span><text:span text:style-name="T5">chmod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II.</text:span></text:p>
            <text:p text:style-name="P4"/>
          </table:table-cell>
          <table:table-cell table:style-name="Table1.A1" office:value-type="string">
            <text:p text:style-name="P11"><text:span text:style-name="T6">a) </text:span></text:p>
            <text:p text:style-name="P12"/>
          </table:table-cell>
          <table:table-cell table:style-name="Table1.A1" office:value-type="string">
            <text:p text:style-name="P3"><text:span text:style-name="T1">Create a file </text:span><text:span text:style-name="T5">students.txt</text:span><text:span text:style-name="T1">, insert multiple lines using </text:span><text:span text:style-name="T5">cat</text:span><text:span text:style-name="T1">, and display lines containing the word "MCA". (Commands: </text:span><text:span text:style-name="T5">cat</text:span><text:span text:style-name="T1">, </text:span><text:span text:style-name="T5">grep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T6">b) </text:span></text:p>
            <text:p text:style-name="P12"/>
          </table:table-cell>
          <table:table-cell table:style-name="Table1.A1" office:value-type="string">
            <text:p text:style-name="P3"><text:span text:style-name="T1">Copy </text:span><text:span text:style-name="T5">students.txt</text:span><text:span text:style-name="T1"> to </text:span><text:span text:style-name="T5">backup.txt</text:span><text:span text:style-name="T1">, rename it to </text:span><text:span text:style-name="T5">final.txt</text:span><text:span text:style-name="T1">, and delete the original file. (Commands: </text:span><text:span text:style-name="T5">cp</text:span><text:span text:style-name="T1">, </text:span><text:span text:style-name="T5">mv</text:span><text:span text:style-name="T1">, </text:span><text:span text:style-name="T5">rm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><text:span text:style-name="T6">c)</text:span></text:p>
          </table:table-cell>
          <table:table-cell table:style-name="Table1.A1" office:value-type="string">
            <text:p text:style-name="P2"><text:span text:style-name="T1">Generate an SSH key pair and copy it to a remote system for password-less login. (Commands: </text:span><text:span text:style-name="T5">ssh-keygen</text:span><text:span text:style-name="T1">, </text:span><text:span text:style-name="T5">ssh-copy-id</text:span><text:span text:style-name="T1">, </text:span><text:span text:style-name="T5">ssh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III.</text:span></text:p>
            <text:p text:style-name="P4"/>
          </table:table-cell>
          <table:table-cell table:style-name="Table1.A1" office:value-type="string">
            <text:p text:style-name="P11"><text:span text:style-name="T6">a) </text:span></text:p>
            <text:p text:style-name="P12"/>
          </table:table-cell>
          <table:table-cell table:style-name="Table1.A1" office:value-type="string">
            <text:p text:style-name="P2"><text:span text:style-name="T1">Count the number of words and lines in a file, then display the first 5 lines. (Commands: </text:span><text:span text:style-name="T5">wc</text:span><text:span text:style-name="T1">, </text:span><text:span text:style-name="T5">head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T6">b) </text:span></text:p>
            <text:p text:style-name="P12"/>
          </table:table-cell>
          <table:table-cell table:style-name="Table1.A1" office:value-type="string">
            <text:p text:style-name="P2"><text:span text:style-name="T1">Create 3 files and compress them into </text:span><text:span text:style-name="T5">archive.tar</text:span><text:span text:style-name="T1">, then extract into a new directory. (Commands: </text:span><text:span text:style-name="T5">touch</text:span><text:span text:style-name="T1">, </text:span><text:span text:style-name="T5">tar</text:span><text:span text:style-name="T1">, </text:span><text:span text:style-name="T5">mkdir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><text:span text:style-name="T6">c)</text:span></text:p>
          </table:table-cell>
          <table:table-cell table:style-name="Table1.A1" office:value-type="string">
            <text:p text:style-name="P2"><text:span text:style-name="T1">Search for lines that start with "Error" and do not contain the word "critical". (Commands: </text:span><text:span text:style-name="T5">grep '^Error'</text:span><text:span text:style-name="T1">, </text:span><text:span text:style-name="T5">grep -v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V.</text:span></text:p>
          </table:table-cell>
          <table:table-cell table:style-name="Table1.A1" office:value-type="string">
            <text:p text:style-name="P11"><text:span text:style-name="T6">a) </text:span></text:p>
            <text:p text:style-name="P12"/>
          </table:table-cell>
          <table:table-cell table:style-name="Table1.A1" office:value-type="string">
            <text:p text:style-name="P3"><text:span text:style-name="T1">Create a file using </text:span><text:span text:style-name="T5">echo</text:span><text:span text:style-name="T1">, append additional content using redirection (</text:span><text:span text:style-name="T5">&gt;&gt;</text:span><text:span text:style-name="T1">), and display using </text:span><text:span text:style-name="T5">less</text:span><text:span text:style-name="T1">. (Commands: </text:span><text:span text:style-name="T5">echo</text:span><text:span text:style-name="T1">, </text:span><text:span text:style-name="T5">&gt;&gt;</text:span><text:span text:style-name="T1">, </text:span><text:span text:style-name="T5">less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T6">b) </text:span></text:p>
            <text:p text:style-name="P12"/>
          </table:table-cell>
          <table:table-cell table:style-name="Table1.A1" office:value-type="string">
            <text:p text:style-name="P3"><text:span text:style-name="T1">Grant read and write permission to the group for </text:span><text:span text:style-name="T5">final.txt</text:span><text:span text:style-name="T1">, and verify permissions.(Commands: </text:span><text:span text:style-name="T5">chmod</text:span><text:span text:style-name="T1">, </text:span><text:span text:style-name="T5">ls -l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><text:span text:style-name="T6">c)</text:span></text:p>
          </table:table-cell>
          <table:table-cell table:style-name="Table1.A1" office:value-type="string">
            <text:p text:style-name="P3"><text:span text:style-name="T1">Display running processes of the current logged-in user in detailed format and show disk usage in human-readable format.<text:line-break/>(Commands: </text:span><text:span text:style-name="T5">ps</text:span><text:span text:style-name="T1">, </text:span><text:span text:style-name="T5">df -h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V.</text:span></text:p>
          </table:table-cell>
          <table:table-cell table:style-name="Table1.A1" office:value-type="string">
            <text:p text:style-name="P11"><text:span text:style-name="T6">a) </text:span></text:p>
            <text:p text:style-name="P12"/>
          </table:table-cell>
          <table:table-cell table:style-name="Table1.A1" office:value-type="string">
            <text:p text:style-name="P3"><text:span text:style-name="T1">Find all </text:span><text:span text:style-name="T5">.txt</text:span><text:span text:style-name="T1"> files in the current directory and show their details.<text:line-break/>(Commands: </text:span><text:span text:style-name="T5">find</text:span><text:span text:style-name="T1">, </text:span><text:span text:style-name="T5">ls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T6">b) </text:span></text:p>
            <text:p text:style-name="P12"/>
          </table:table-cell>
          <table:table-cell table:style-name="Table1.A1" office:value-type="string">
            <text:p text:style-name="P3"><text:span text:style-name="T1">Extract the first column from a file using </text:span><text:span text:style-name="T5">cut</text:span><text:span text:style-name="T1">, combine it with another file using </text:span><text:span text:style-name="T5">paste</text:span><text:span text:style-name="T1">, and save the output using redirection.(Commands: </text:span><text:span text:style-name="T5">cut</text:span><text:span text:style-name="T1">, </text:span><text:span text:style-name="T5">paste</text:span><text:span text:style-name="T1">, </text:span><text:span text:style-name="T5">&gt;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><text:span text:style-name="T6">c)</text:span></text:p>
          </table:table-cell>
          <table:table-cell table:style-name="Table1.A1" office:value-type="string">
            <text:p text:style-name="P3"><text:span text:style-name="T1">Monitor system processes using </text:span><text:span text:style-name="T5">top</text:span><text:span text:style-name="T1">, exit the command properly, then list current directory contents with detailed permissions. (Commands: </text:span><text:span text:style-name="T5">top</text:span><text:span text:style-name="T1">, </text:span><text:span text:style-name="T5">ls -l</text:span><text:span text:style-name="T1">)</text:span></text:p>
          </table:table-cell>
        </table:table-row>
      </table:table>
      <text:p text:style-name="P10"><text:soft-page-break/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<text:span text:style-name="T7">I. </text:span></text:p>
            <text:p text:style-name="P5"/>
          </table:table-cell>
          <table:table-cell table:style-name="Table2.A1" office:value-type="string">
            <text:p text:style-name="P15"><text:span text:style-name="T7">a) </text:span></text:p>
            <text:p text:style-name="P5"/>
          </table:table-cell>
          <table:table-cell table:style-name="Table2.A1" office:value-type="string">
            <text:p text:style-name="P3"><text:span text:style-name="T7">Create a directory named </text:span><text:span text:style-name="T9">lab1</text:span><text:span text:style-name="T7">, move into it, create a file </text:span><text:span text:style-name="T9">data.txt</text:span><text:span text:style-name="T7">, write some content using </text:span><text:span text:style-name="T9">echo</text:span><text:span text:style-name="T7">, and display it using </text:span><text:span text:style-name="T9">cat</text:span><text:span text:style-name="T7">.<text:line-break/>(Commands: </text:span><text:span text:style-name="T9">mkdir</text:span><text:span text:style-name="T7">, </text:span><text:span text:style-name="T9">cd</text:span><text:span text:style-name="T7">, </text:span><text:span text:style-name="T9">echo</text:span><text:span text:style-name="T7">, </text:span><text:span text:style-name="T9">cat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6"><text:span text:style-name="T7">mkdir lab1</text:span></text:p>
            <text:p text:style-name="P6"><text:span text:style-name="T7">mca@mca19:~/Alfi/linux$ cd lab1</text:span></text:p>
            <text:p text:style-name="P6"><text:span text:style-name="T7">mca@mca19:~/Alfi/linux/lab1$ echo "linux lab experiment"&gt;data.txt</text:span></text:p>
            <text:p text:style-name="P6"><text:span text:style-name="T7">mca@mca19:~/Alfi/linux/lab1$ cd data.txt</text:span></text:p>
            <text:p text:style-name="P6"><text:span text:style-name="T7">bash: cd: data.txt: Not a directory</text:span></text:p>
            <text:p text:style-name="P6"><text:span text:style-name="T7">mca@mca19:~/Alfi/linux/lab1$ cat data.txt</text:span></text:p>
            <text:p text:style-name="P6"><text:span text:style-name="T7">linux lab experiment</text:span></text:p>
            <text:p text:style-name="P6"><text:span text:style-name="T7">mca@mca19:~/Alfi/linux/lab1$ cat &gt;&gt; data.txt</text:span></text:p>
            <text:p text:style-name="P6"><text:span text:style-name="T7">s</text:span></text:p>
            <text:p text:style-name="P6"><text:span text:style-name="T7">s</text:span></text:p>
            <text:p text:style-name="P6"><text:span text:style-name="T7">s</text:span></text:p>
            <text:p text:style-name="P6"><text:span text:style-name="T7">s</text:span></text:p>
            <text:p text:style-name="P6"><text:span text:style-name="T7">s</text:span></text:p>
            <text:p text:style-name="P6"><text:span text:style-name="T7">ss</text:span></text:p>
            <text:p text:style-name="P6"><text:span text:style-name="T7">d</text:span></text:p>
            <text:p text:style-name="P6"><text:span text:style-name="T7"/></text:p>
            <text:p text:style-name="P6"><text:span text:style-name="T7">d</text:span></text:p>
            <text:p text:style-name="P6"><text:span text:style-name="T7">f</text:span></text:p>
            <text:p text:style-name="P6"><text:span text:style-name="T7">f</text:span></text:p>
            <text:p text:style-name="P6"><text:span text:style-name="T7">g</text:span></text:p>
            <text:p text:style-name="P6"><text:span text:style-name="T7">g</text:span></text:p>
            <text:p text:style-name="P6"><text:span text:style-name="T7">h</text:span></text:p>
            <text:p text:style-name="P6"><text:span text:style-name="T7">jh</text:span></text:p>
            <text:p text:style-name="P6"><text:span text:style-name="T7">j</text:span></text:p>
            <text:p text:style-name="P6"><text:span text:style-name="T7">a</text:span></text:p>
            <text:p text:style-name="P6"><text:span text:style-name="T7"/></text:p>
            <text:p text:style-name="P6"><text:span text:style-name="T7">s</text:span></text:p>
            <text:p text:style-name="P6"><text:span text:style-name="T7">d</text:span></text:p>
            <text:p text:style-name="P6"><text:span text:style-name="T7">f</text:span></text:p>
            <text:p text:style-name="P6"><text:span text:style-name="T7">g</text:span></text:p>
            <text:p text:style-name="P6"><text:span text:style-name="T7">h</text:span></text:p>
            <text:p text:style-name="P6"><text:span text:style-name="T7"/></text:p>
            <text:p text:style-name="P6"><text:span text:style-name="T7">hj</text:span></text:p>
            <text:p text:style-name="P6"><text:span text:style-name="T7"/></text:p>
            <text:p text:style-name="P6"><text:span text:style-name="T7">a</text:span></text:p>
            <text:p text:style-name="P6"><text:span text:style-name="T7">s</text:span></text:p>
            <text:p text:style-name="P6"><text:span text:style-name="T7">dd</text:span></text:p>
            <text:p text:style-name="P6"><text:span text:style-name="T7">^Z</text:span></text:p>
            <text:p text:style-name="P6"><text:span text:style-name="T7">[1]+ <text:s/>Stopped <text:s text:c="16"/>cat &gt;&gt; data.txt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5"><text:span text:style-name="T7">b) </text:span></text:p>
            <text:p text:style-name="P5"/>
          </table:table-cell>
          <table:table-cell table:style-name="Table2.A1" office:value-type="string">
            <text:p text:style-name="P3"><text:span text:style-name="T7">Display the last 10 lines of a file and count the number of empty lines. (Commands: </text:span><text:span text:style-name="T9">tail</text:span><text:span text:style-name="T7">, </text:span><text:span text:style-name="T9">grep '^$'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><text:span text:style-name="T10">mca@mca19:~/Alfi/linux/lab1$ tail -n 10 data.txt</text:span></text:p>
            <text:p text:style-name="P3"><text:span text:style-name="T10">d</text:span></text:p>
            <text:p text:style-name="P3"><text:span text:style-name="T10">f</text:span></text:p>
            <text:p text:style-name="P3"><text:span text:style-name="T10">g</text:span></text:p>
            <text:p text:style-name="P3"><text:span text:style-name="T10">h</text:span></text:p>
            <text:p text:style-name="P3"><text:soft-page-break/><text:span text:style-name="T10"/></text:p>
            <text:p text:style-name="P3"><text:span text:style-name="T10">hj</text:span></text:p>
            <text:p text:style-name="P3"><text:span text:style-name="T10"/></text:p>
            <text:p text:style-name="P3"><text:span text:style-name="T10">a</text:span></text:p>
            <text:p text:style-name="P3"><text:span text:style-name="T10">s</text:span></text:p>
            <text:p text:style-name="P3"><text:span text:style-name="T10">dd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><text:span text:style-name="T7">c)</text:span></text:p>
          </table:table-cell>
          <table:table-cell table:style-name="Table2.A1" office:value-type="string">
            <text:p text:style-name="P3"><text:span text:style-name="T7">Create a new user </text:span><text:span text:style-name="T9">student1</text:span><text:span text:style-name="T7">, set password, create a script file </text:span><text:span text:style-name="T9">test.sh</text:span><text:span text:style-name="T7">, change its ownership to </text:span><text:span text:style-name="T9">student1</text:span><text:span text:style-name="T7">, and grant execute permission only to the owner. (Commands: </text:span><text:span text:style-name="T9">useradd</text:span><text:span text:style-name="T7">, </text:span><text:span text:style-name="T9">passwd</text:span><text:span text:style-name="T7">, </text:span><text:span text:style-name="T9">chown</text:span><text:span text:style-name="T7">, </text:span><text:span text:style-name="T9">chmod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><text:span text:style-name="T10">mca@mca19:~/Alfi/linux/lab1$ sudo useradd student5</text:span></text:p>
            <text:p text:style-name="P3"><text:span text:style-name="T10">mca@mca19:~/Alfi/linux/lab1$ sudo passwd student5</text:span></text:p>
            <text:p text:style-name="P3"><text:span text:style-name="T10">New password: </text:span></text:p>
            <text:p text:style-name="P3"><text:span text:style-name="T10">Retype new password: </text:span></text:p>
            <text:p text:style-name="P3"><text:span text:style-name="T10">passwd: password updated successfully</text:span></text:p>
            <text:p text:style-name="P3"><text:span text:style-name="T10">mca@mca19:~/Alfi/linux/lab1$ sudo touch test.sh</text:span></text:p>
            <text:p text:style-name="P3"><text:span text:style-name="T10">mca@mca19:~/Alfi/linux/lab1$ sudo chown student5 test.sh</text:span></text:p>
            <text:p text:style-name="P3"><text:span text:style-name="T10">mca@mca19:~/Alfi/linux/lab1$ sudo chmod 700 test.sh</text:span></text:p>
            <text:p text:style-name="P3"><text:span text:style-name="T10">mca@mca19:~/Alfi/linux/lab1$ ls -l test.sh</text:span></text:p>
            <text:p text:style-name="P3"><text:span text:style-name="T10">-rwx------ 1 student5 root 0 Mar <text:s/>6 14:27 test.sh</text:span></text:p>
          </table:table-cell>
        </table:table-row>
        <table:table-row table:style-name="Table2.7">
          <table:table-cell table:style-name="Table2.A1" office:value-type="string">
            <text:p text:style-name="P11"><text:span text:style-name="T10"><text:tab/><text:tab/></text:span><text:bookmark-end text:name="_Hlk223385463"/><text:span text:style-name="T7">II.</text:span></text:p>
          </table:table-cell>
          <table:table-cell table:style-name="Table2.A1" office:value-type="string">
            <text:p text:style-name="P11"><text:span text:style-name="T7">a) </text:span></text:p>
            <text:p text:style-name="P13"/>
          </table:table-cell>
          <table:table-cell table:style-name="Table2.A1" office:value-type="string">
            <text:p text:style-name="P3"><text:span text:style-name="T7">Create a file </text:span><text:span text:style-name="T9">students.txt</text:span><text:span text:style-name="T7">, insert multiple lines using </text:span><text:span text:style-name="T9">cat</text:span><text:span text:style-name="T7">, and display lines containing the word "MCA". (Commands: </text:span><text:span text:style-name="T9">cat</text:span><text:span text:style-name="T7">, </text:span><text:span text:style-name="T9">grep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7"><text:span text:style-name="T10">mca@mca19:~/Alfi/linux/lab1$ cat &gt;students.txt</text:span></text:p>
            <text:p text:style-name="P7"><text:span text:style-name="T10">alfi mca</text:span></text:p>
            <text:p text:style-name="P7"><text:span text:style-name="T10">shahina mca</text:span></text:p>
            <text:p text:style-name="P7"><text:span text:style-name="T10">aneesa mca</text:span></text:p>
            <text:p text:style-name="P7"><text:span text:style-name="T10">nandhana mca</text:span></text:p>
            <text:p text:style-name="P7"><text:span text:style-name="T10">gojina mca</text:span></text:p>
            <text:p text:style-name="P7"><text:span text:style-name="T10">sabina mca</text:span></text:p>
            <text:p text:style-name="P7"><text:span text:style-name="T10">mca@mca19:~/Alfi/linux/lab1$ grep "mca" students.txt</text:span></text:p>
            <text:p text:style-name="P7"><text:span text:style-name="T10">alfi mca</text:span></text:p>
            <text:p text:style-name="P7"><text:span text:style-name="T10">shahina mca</text:span></text:p>
            <text:p text:style-name="P7"><text:span text:style-name="T10">aneesa mca</text:span></text:p>
            <text:p text:style-name="P7"><text:span text:style-name="T10">nandhana mca</text:span></text:p>
            <text:p text:style-name="P7"><text:span text:style-name="T10">gojina mca</text:span></text:p>
            <text:p text:style-name="P7"><text:span text:style-name="T10">sabina mca</text:span></text:p>
            <text:p text:style-name="P7"><text:span text:style-name="T10">mca@mca19:~/Alfi/linux/lab1$ </text:span></text:p>
            <text:p text:style-name="P7"><text:span text:style-name="T10"/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7">b) </text:span></text:p>
            <text:p text:style-name="P13"/>
          </table:table-cell>
          <table:table-cell table:style-name="Table2.A1" office:value-type="string">
            <text:p text:style-name="P3"><text:span text:style-name="T7">Copy </text:span><text:span text:style-name="T9">students.txt</text:span><text:span text:style-name="T7"> to </text:span><text:span text:style-name="T9">backup.txt</text:span><text:span text:style-name="T7">, rename it to </text:span><text:span text:style-name="T9">final.txt</text:span><text:span text:style-name="T7">, and delete the original file. (Commands: </text:span><text:span text:style-name="T9">cp</text:span><text:span text:style-name="T7">, </text:span><text:span text:style-name="T9">mv</text:span><text:span text:style-name="T7">, </text:span><text:span text:style-name="T9">rm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><text:span text:style-name="T10">mca@mca19:~/Alfi/linux/lab1$ cp students.txt backup.txt</text:span></text:p>
            <text:p text:style-name="P3"><text:span text:style-name="T10">mca@mca19:~/Alfi/linux/lab1$ mv backup.txt final.txt</text:span></text:p>
            <text:p text:style-name="P3"><text:span text:style-name="T10">mca@mca19:~/Alfi/linux/lab1$ rm students.txt</text:span></text:p>
            <text:p text:style-name="P3"><text:span text:style-name="T10">mca@mca19:~/Alfi/linux/lab1$ ls</text:span></text:p>
            <text:p text:style-name="P3"><text:span text:style-name="T10">data.txt <text:s/>final.txt <text:s/>test.sh</text:span><text:span text:style-name="T11">ssh</text:span></text:p>
            <text:p text:style-name="P3"><text:span text:style-name="T10"/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><text:span text:style-name="T7">c)</text:span></text:p>
          </table:table-cell>
          <table:table-cell table:style-name="Table2.A1" office:value-type="string">
            <text:p text:style-name="P2"><text:span text:style-name="T7">Generate an SSH key pair and copy it to a remote system for password-less login. (Commands: </text:span><text:span text:style-name="T9">ssh-keygen</text:span><text:span text:style-name="T7">, </text:span><text:span text:style-name="T9">ssh-copy-id</text:span><text:span text:style-name="T7">, </text:span><text:span text:style-name="T9">ssh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7"><text:span text:style-name="T10">ssh-keygen</text:span></text:p>
            <text:p text:style-name="P7"><text:span text:style-name="T10">Generating public/private rsa key pair.</text:span></text:p>
            <text:p text:style-name="P7"><text:span text:style-name="T10">Enter file in which to save the key (/home/mca/.ssh/id_rsa): .ssh</text:span></text:p>
            <text:p text:style-name="P7"><text:span text:style-name="T10">Enter passphrase (empty for no passphrase): </text:span></text:p>
            <text:p text:style-name="P7"><text:soft-page-break/><text:span text:style-name="T10">Enter same passphrase again: </text:span></text:p>
            <text:p text:style-name="P7"><text:span text:style-name="T10">Your identification has been saved in .ssh</text:span></text:p>
            <text:p text:style-name="P7"><text:span text:style-name="T10">Your public key has been saved in .ssh.pub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7">III.</text:span></text:p>
            <text:p text:style-name="P5"/>
          </table:table-cell>
          <table:table-cell table:style-name="Table2.A1" office:value-type="string">
            <text:p text:style-name="P11"><text:span text:style-name="T7">a) </text:span></text:p>
            <text:p text:style-name="P13"/>
          </table:table-cell>
          <table:table-cell table:style-name="Table2.A1" office:value-type="string">
            <text:p text:style-name="P2"><text:span text:style-name="T7">Count the number of words and lines in a file, then display the first 5 lines. (Commands: </text:span><text:span text:style-name="T9">wc</text:span><text:span text:style-name="T7">, </text:span><text:span text:style-name="T9">head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7"><text:span text:style-name="T10">mca@mca19:~/Alfi/linux/lab1$ wc data.txt</text:span></text:p>
            <text:p text:style-name="P7"><text:span text:style-name="T10">30 28 79 data.txt</text:span></text:p>
            <text:p text:style-name="P7"><text:span text:style-name="T10">mca@mca19:~/Alfi/linux/lab1$ head -n 5 data.txt</text:span></text:p>
            <text:p text:style-name="P7"><text:span text:style-name="T10">linux lab experiment</text:span></text:p>
            <text:p text:style-name="P7"><text:span text:style-name="T10">s</text:span></text:p>
            <text:p text:style-name="P7"><text:span text:style-name="T10">s</text:span></text:p>
            <text:p text:style-name="P7"><text:span text:style-name="T10">s</text:span></text:p>
            <text:p text:style-name="P7"><text:span text:style-name="T10">s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7">b) </text:span></text:p>
            <text:p text:style-name="P13"/>
          </table:table-cell>
          <table:table-cell table:style-name="Table2.A1" office:value-type="string">
            <text:p text:style-name="P2"><text:span text:style-name="T7">Create 3 files and compress them into </text:span><text:span text:style-name="T9">archive.tar</text:span><text:span text:style-name="T7">, then extract into a new directory. (Commands: </text:span><text:span text:style-name="T9">touch</text:span><text:span text:style-name="T7">, </text:span><text:span text:style-name="T9">tar</text:span><text:span text:style-name="T7">, </text:span><text:span text:style-name="T9">mkdir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"><text:span text:style-name="T10">@mca19:~/Alfi/linux/lab1$ touch file1.txt file2.txt file3.txt</text:span></text:p>
            <text:p text:style-name="P2"><text:span text:style-name="T10">mca@mca19:~/Alfi/linux/lab1$ tar -cvf archive.tar file1.txt file2.txt file3.txt</text:span></text:p>
            <text:p text:style-name="P2"><text:span text:style-name="T10">file1.txt</text:span></text:p>
            <text:p text:style-name="P2"><text:span text:style-name="T10">file2.txt</text:span></text:p>
            <text:p text:style-name="P2"><text:span text:style-name="T10">file3.txt</text:span></text:p>
            <text:p text:style-name="P2"><text:span text:style-name="T10">mca@mca19:~/Alfi/linux/lab1$ mkdir extracted_files</text:span></text:p>
            <text:p text:style-name="P2"><text:span text:style-name="T10">mca@mca19:~/Alfi/linux/lab1$ tar -xvf archieve.tar -C extracted_files</text:span></text:p>
            <text:p text:style-name="P2"><text:span text:style-name="T10">tar: archieve.tar: Cannot open: No such file or directory</text:span></text:p>
            <text:p text:style-name="P2"><text:span text:style-name="T10">tar: Error is not recoverable: exiting now</text:span></text:p>
            <text:p text:style-name="P2"><text:span text:style-name="T10">mca@mca19:~/Alfi/linux/lab1$ tar -xvf archive.tar -C extracted_files</text:span></text:p>
            <text:p text:style-name="P2"><text:span text:style-name="T10">file1.txt</text:span></text:p>
            <text:p text:style-name="P2"><text:span text:style-name="T10">file2.txt</text:span></text:p>
            <text:p text:style-name="P2"><text:span text:style-name="T10">file3.txt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><text:span text:style-name="T7">c)</text:span></text:p>
          </table:table-cell>
          <table:table-cell table:style-name="Table2.A1" office:value-type="string">
            <text:p text:style-name="P2"><text:span text:style-name="T7">Search for lines that start with "Error" and do not contain the word "critical". (Commands: </text:span><text:span text:style-name="T9">grep '^Error'</text:span><text:span text:style-name="T7">, </text:span><text:span text:style-name="T9">grep -v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"><text:span text:style-name="T10">mca@mca19:~/Alfi/linux/lab1$ grep '^Error' logfile.txt | grep -v "critical"</text:span></text:p>
            <text:p text:style-name="P2"><text:span text:style-name="T7">Output</text:span></text:p>
            <text:p text:style-name="P7"><text:span text:style-name="T7">Error: Disk space low</text:span></text:p>
            <text:p text:style-name="P7"><text:span text:style-name="T7">Error: Network timeout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7">IV.</text:span></text:p>
          </table:table-cell>
          <table:table-cell table:style-name="Table2.A1" office:value-type="string">
            <text:p text:style-name="P11"><text:span text:style-name="T7">a) </text:span></text:p>
            <text:p text:style-name="P13"/>
          </table:table-cell>
          <table:table-cell table:style-name="Table2.A1" office:value-type="string">
            <text:p text:style-name="P3"><text:span text:style-name="T7">Create a file using </text:span><text:span text:style-name="T9">echo</text:span><text:span text:style-name="T7">, append additional content using redirection (</text:span><text:span text:style-name="T9">&gt;&gt;</text:span><text:span text:style-name="T7">), and display using </text:span><text:span text:style-name="T9">less</text:span><text:span text:style-name="T7">. (Commands: </text:span><text:span text:style-name="T9">echo</text:span><text:span text:style-name="T7">, </text:span><text:span text:style-name="T9">&gt;&gt;</text:span><text:span text:style-name="T7">, </text:span><text:span text:style-name="T9">less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>ca@mca19:~/Alfi/linux/lab1$ echo "linux Operating system"&gt;sample.txt</text:p>
            <text:p text:style-name="P3">mca@mca19:~/Alfi/linux/lab1$ echo "shell scripting basics"&gt;&gt;sample.txt</text:p>
            <text:p text:style-name="P3"><text:span text:style-name="T10">mca@mca19:~/Alfi/linux/lab1$ less sample.txt</text:span></text:p>
            <text:p text:style-name="P3"><text:span text:style-name="T7">Output</text:span></text:p>
            <text:p text:style-name="P6"><text:span text:style-name="T7">linux Operating system</text:span></text:p>
            <text:p text:style-name="P6"><text:span text:style-name="T7">shell scripting basics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7">b) </text:span></text:p>
            <text:p text:style-name="P13"/>
          </table:table-cell>
          <table:table-cell table:style-name="Table2.A1" office:value-type="string">
            <text:p text:style-name="P3"><text:span text:style-name="T7">Grant read and write permission to the group for </text:span><text:span text:style-name="T9">final.txt</text:span><text:span text:style-name="T7">, and verify permissions.(Commands: </text:span><text:span text:style-name="T9">chmod</text:span><text:span text:style-name="T7">, </text:span><text:span text:style-name="T9">ls -l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><text:span text:style-name="T10">mca@mca19:~/Alfi/linux/lab1$ chmod g+rw final.txt</text:span></text:p>
            <text:p text:style-name="P3"><text:span text:style-name="T10">mca@mca19:~/Alfi/linux/lab1$ ls -l final.txt</text:span></text:p>
            <text:p text:style-name="P3"><text:span text:style-name="T10">-rw-rw-r-- 1 mca mca 67 Mar <text:s/>6 14:34 final.txt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><text:span text:style-name="T7">c)</text:span></text:p>
          </table:table-cell>
          <table:table-cell table:style-name="Table2.A1" office:value-type="string">
            <text:p text:style-name="P3"><text:span text:style-name="T7">Display running processes of the current logged-in user in detailed format </text:span><text:soft-page-break/><text:span text:style-name="T7">and show disk usage in human-readable format.<text:line-break/>(Commands: </text:span><text:span text:style-name="T9">ps</text:span><text:span text:style-name="T7">, </text:span><text:span text:style-name="T9">df -h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6"><text:span text:style-name="T10">mca@mca19:~/Alfi/linux/lab1$ ps -u $USER -f</text:span></text:p>
            <text:p text:style-name="P6"><text:span text:style-name="T10">UID <text:s text:c="9"/>PID <text:s text:c="3"/>PPID <text:s/>C STIME TTY <text:s text:c="9"/>TIME CMD</text:span></text:p>
            <text:p text:style-name="P6"><text:span text:style-name="T10">mca <text:s text:c="9"/>782 <text:s text:c="6"/>1 <text:s/>0 14:03 ? <text:s text:c="7"/>00:00:00 /lib/systemd/syst</text:span></text:p>
            <text:p text:style-name="P6"><text:span text:style-name="T10">mca <text:s text:c="9"/>784 <text:s text:c="4"/>782 <text:s/>0 14:03 ? <text:s text:c="7"/>00:00:00 (sd-pam)</text:span></text:p>
            <text:p text:style-name="P6"><text:span text:style-name="T10">mca@mca19:~/Alfi/linux/lab1$ df -h</text:span></text:p>
            <text:p text:style-name="P6"><text:span text:style-name="T10">Filesystem <text:s text:c="5"/>Size <text:s/>Used Avail Use% Mounted on</text:span></text:p>
            <text:p text:style-name="P6"><text:span text:style-name="T10">udev <text:s text:c="11"/>3.8G <text:s text:c="4"/>0 <text:s/>3.8G <text:s text:c="2"/>0% /dev</text:span></text:p>
            <text:p text:style-name="P6"><text:span text:style-name="T10">tmpfs <text:s text:c="10"/>782M <text:s/>1.7M <text:s/>780M <text:s text:c="2"/>1% /run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V.</text:span></text:p>
          </table:table-cell>
          <table:table-cell table:style-name="Table2.A1" office:value-type="string">
            <text:p text:style-name="P11"><text:span text:style-name="T7">a) </text:span></text:p>
            <text:p text:style-name="P13"/>
          </table:table-cell>
          <table:table-cell table:style-name="Table2.A1" office:value-type="string">
            <text:p text:style-name="P3"><text:span text:style-name="T7">Find all </text:span><text:span text:style-name="T9">.txt</text:span><text:span text:style-name="T7"> files in the current directory and show their details.<text:line-break/>(Commands: </text:span><text:span text:style-name="T9">find</text:span><text:span text:style-name="T7">, </text:span><text:span text:style-name="T9">ls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6"><text:span text:style-name="T10">mca@mca19:~/Alfi/linux/lab1$ find . -name "*.txt"</text:span></text:p>
            <text:p text:style-name="P6"><text:span text:style-name="T10">./sample.txt</text:span></text:p>
            <text:p text:style-name="P6"><text:span text:style-name="T10">./final.txt</text:span></text:p>
            <text:p text:style-name="P6"><text:span text:style-name="T10">./extracted_files/file2.txt</text:span></text:p>
            <text:p text:style-name="P6"><text:span text:style-name="T10">./extracted_files/file1.txt</text:span></text:p>
            <text:p text:style-name="P6"><text:span text:style-name="T10">./extracted_files/file3.txt</text:span></text:p>
            <text:p text:style-name="P6"><text:span text:style-name="T10">./data.txt</text:span></text:p>
            <text:p text:style-name="P6"><text:span text:style-name="T10">./file2.txt</text:span></text:p>
            <text:p text:style-name="P6"><text:span text:style-name="T10">./file1.txt</text:span></text:p>
            <text:p text:style-name="P6"><text:span text:style-name="T10">./file3.txt</text:span></text:p>
            <text:p text:style-name="P6"><text:span text:style-name="T10">mca@mca19:~/Alfi/linux/lab1$ ls -l *.txt</text:span></text:p>
            <text:p text:style-name="P6"><text:span text:style-name="T10">-rw-rw-r-- 1 mca mca 79 Mar <text:s/>6 14:16 data.txt</text:span></text:p>
            <text:p text:style-name="P6"><text:span text:style-name="T10">-rw-rw-r-- 1 mca mca <text:s/>0 Mar <text:s/>6 14:45 file1.txt</text:span></text:p>
            <text:p text:style-name="P6"><text:span text:style-name="T10">-rw-rw-r-- 1 mca mca <text:s/>0 Mar <text:s/>6 14:45 file2.txt</text:span></text:p>
            <text:p text:style-name="P6"><text:span text:style-name="T10">-rw-rw-r-- 1 mca mca <text:s/>0 Mar <text:s/>6 14:45 file3.txt</text:span></text:p>
            <text:p text:style-name="P6"><text:span text:style-name="T10">-rw-rw-r-- 1 mca mca 67 Mar <text:s/>6 14:34 final.txt</text:span></text:p>
            <text:p text:style-name="P6"><text:span text:style-name="T10">-rw-rw-r-- 1 mca mca 46 Mar <text:s/>6 14:51 sample.txt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7">b) </text:span></text:p>
            <text:p text:style-name="P13"/>
          </table:table-cell>
          <table:table-cell table:style-name="Table2.A1" office:value-type="string">
            <text:p text:style-name="P3"><text:span text:style-name="T7">Extract the first column from a file using </text:span><text:span text:style-name="T9">cut</text:span><text:span text:style-name="T7">, combine it with another file using </text:span><text:span text:style-name="T9">paste</text:span><text:span text:style-name="T7">, and save the output using redirection.(Commands: </text:span><text:span text:style-name="T9">cut</text:span><text:span text:style-name="T7">, </text:span><text:span text:style-name="T9">paste</text:span><text:span text:style-name="T7">, </text:span><text:span text:style-name="T9">&gt;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6"><text:span text:style-name="T10">mca@mca19:~/Alfi/linux/lab1$ cat &gt; file1.txt</text:span></text:p>
            <text:p text:style-name="P6"><text:span text:style-name="T10">1 alfi</text:span></text:p>
            <text:p text:style-name="P6"><text:span text:style-name="T10">2 aneesa</text:span></text:p>
            <text:p text:style-name="P6"><text:span text:style-name="T10">3 shahina</text:span></text:p>
            <text:p text:style-name="P6"><text:span text:style-name="T10">4 nandhana</text:span></text:p>
            <text:p text:style-name="P6"><text:span text:style-name="T10">mca@mca19:~/Alfi/linux/lab1$ cat &gt;file2.txt</text:span></text:p>
            <text:p text:style-name="P6"><text:span text:style-name="T10">MCA</text:span></text:p>
            <text:p text:style-name="P6"><text:span text:style-name="T10">BCA</text:span></text:p>
            <text:p text:style-name="P6"><text:span text:style-name="T10">MSc</text:span></text:p>
            <text:p text:style-name="P6"><text:span text:style-name="T10">MSc</text:span></text:p>
            <text:p text:style-name="P6"><text:span text:style-name="T10">mca@mca19:~/Alfi/linux/lab1$ cut -d "." -f1 file1.txt</text:span></text:p>
            <text:p text:style-name="P6"><text:span text:style-name="T10">1 alfi</text:span></text:p>
            <text:p text:style-name="P6"><text:span text:style-name="T10">2 aneesa</text:span></text:p>
            <text:p text:style-name="P6"><text:span text:style-name="T10">3 shahina</text:span></text:p>
            <text:p text:style-name="P6"><text:span text:style-name="T10">4 nandhana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><text:span text:style-name="T7">c)</text:span></text:p>
          </table:table-cell>
          <table:table-cell table:style-name="Table2.A1" office:value-type="string">
            <text:p text:style-name="P3"><text:span text:style-name="T7">Monitor system processes using </text:span><text:span text:style-name="T9">top</text:span><text:span text:style-name="T7">, exit the command properly, then list current directory contents with detailed permissions. (Commands: </text:span><text:span text:style-name="T9">top</text:span><text:span text:style-name="T7">, </text:span><text:span text:style-name="T9">ls -l</text:span><text:span text:style-name="T7">)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><text:span text:style-name="T13">m</text:span><text:span text:style-name="T10">ca@mca19:~/Alfi/linux/lab1$ cut -d "." -f1 file1.txt | paste - file2.txt &gt; result.txt</text:span></text:p>
            <text:p text:style-name="P3"><text:span text:style-name="T10">mca@mca19:~/Alfi/linux/lab1$ cat result.txt</text:span></text:p>
            <text:p text:style-name="P3"><text:span text:style-name="T10">1 alfi<text:tab/>MCA</text:span></text:p>
            <text:p text:style-name="P3"><text:span text:style-name="T10">2 aneesa<text:tab/>BCA</text:span></text:p>
            <text:p text:style-name="P3"><text:soft-page-break/><text:span text:style-name="T10">3 shahina<text:tab/>MSc</text:span></text:p>
            <text:p text:style-name="P3"><text:span text:style-name="T10">4 nandhana<text:tab/>MSc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2f5496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2f5496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2f5496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eena Jabbar</meta:initial-creator>
    <meta:editing-cycles>20</meta:editing-cycles>
    <meta:creation-date>2026-03-02T16:13:00</meta:creation-date>
    <dc:date>2026-03-06T15:05:10.760802519</dc:date>
    <meta:editing-duration>PT4H23M13S</meta:editing-duration>
    <meta:generator>LibreOffice/6.4.7.2$Linux_X86_64 LibreOffice_project/40$Build-2</meta:generator>
    <meta:document-statistic meta:table-count="2" meta:image-count="0" meta:object-count="0" meta:page-count="6" meta:paragraph-count="234" meta:word-count="1168" meta:character-count="7974" meta:non-whitespace-character-count="68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